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Program executed cycles = 119748 cycles</text:p>
      <text:p text:style-name="Standard">Program execution time <text:s/>= 57130 nano secs | 57.130 micro secs</text:p>
      <text:p text:style-name="Standard"/>
      <text:p text:style-name="Standard">System clock frequency = 2.096049 GHz</text:p>
      <text:p text:style-name="Standard">System clock duration = 0.477088 Nano secs</text:p>
      <text:p text:style-name="Standard">0 1 0 0 1 1 1 0 1 0 0 1 0 0 1 0 1 0 0 1 0 1 0 1 0 1 1 1 1 1 0 1 0 0 1 0 0 0 1 0 0 1 1 0 1 0 1 0 0 1 0 1 1 0 0 1 0 0 0 0 1 1 0 0 0 1 0 0 0 0 1 0 0 1 1 1 0 1 1 0 1 0 0 1 1 0 0 1 0 1 1 0 0 1 1 1 0 1 1 0 0 0 1 1 1 1 0 1 0 0 1 1 0 1 0 1 1 0 1 1 0 1 0 0 0 0 1 0 0 1 1 1 1 1 0 0 1 0 1 0 0 0 1 1 0 0 0 0 0 0 1 0 1 1 0 0 0 0 0 0 0 1 1 1 0 1 0 1 0 1 0 1 0 1 1 0 0 0 1 0 1 1 0 1 1 1 1 0 0 0 1 0 0 1 1 1 1 0 0 0 0 0 0 0 1 1 1 0 1 1 1 1 1 0 0 1 1 1 0 0 1 1 0 1 1 0 1 0 0 0 1 0 0 1 1 1 0 1 1 1 0 1 0 0 0 1 0 0 0 0 1 1 1 1 0 0 0 0 1 1 0 0 0 0 1 1 1 1 1 1 1 1 1 1 0 1 1 1 0 0 1 0 0 0 1 0 1 1 0 0 1 0 1 0 0 0 0 0 1 0 0 1 0 1 1 1 0 0 1 0 0 1 1 0 0 0 0 0 1 1 0 0 0 1 0 1 0 1 1 0 0 0 0 0 0 0 1 1 0 1 1 0 0 0 1 0 1 0 0 1 0 1 1 0 1 0 0 1 1 1 1 0 1 1 1 1 1 1 0 1 1 1 0 1 1 1 1 1 0 0 0 1 0 0 0 0 1 0 0 0 0 1 1 0 0 0 1 1 0 0 1 0 0 1 0 0 1 0 1 1 0 0 1 1 0 1 1 1 0 1 1 1 0 1 1 0 1 1 0 1 1 0 0 0 0 1 0 1 1 1 0 0 0 1 0 0 1 1 0 0 1 0 0 0 0 0 0 0 0 0 1 0 0 0 0 0 0 0 1 1 0 1 0 0 0 1 0 1 0 1 1 1 0 0 0 0 0 0 1 1 1 1 0 0 0 0 1 0 0 1 0 1 1 1 0 1 1 0 0 1 1 0 1 0 0 0 1 0 1 0 1 0 1 0 1 1 1 0 1 0 1 1 0 0 0 1 0 1 0 1 1 0 1 1 1 1 0 0 0 0 0 0 0 1 1 1 1 0 0 1 1 1 0 1 0 0 1 1 0 0 0 1 1 0 1 0 1 0 0 0 0 1 0 1 0 1 0 0 1 0 0 0 0 0 1 0 1 1 1 0 0 1 1 0 0 0 1 1 0 1 1 0 0 0 0 1 1 0 0 1 1 0 1 1 0 1 1 1 1 1 1 0 1 1 1 0 0 1 1 0 0 1 0 1 1 1 1 1 0 1 1 0 0 1 1 1 1 1 1 0 1 0 1 0 0 0 0 0 0 0 1 0 0 0 1 0 0 1 0 1 1 0 1 1 1 1 1 1 0 0 1 1 0 1 1 0 0 0 1 1 0 0 0 0 1 1 0 0 0 1 1 0 0 0 1 1 1 1 1 0 1 0 1 1 0 0 1 0 1 1 0 0 0 0 0 0 1 1 0 0 0 1 1 0 1 0 0 1 1 0 0 1 1 1 1 1 0 0 1 1 1 1 0 1 1 0 0 0 1 1 0 0 1 0 1 0 0 0 0 0 1 0 1 1 0 0 1 1 0 0 0 0 0 0 1 1 1 0 0 0 0 1 0 0 1 1 0 0 0 0 1 1 0 1 0 0 1 1 1 0 1 1 1 1 1 0 0 1 0 1 1 1 0 0 0 0 0 1 0 1 1 1 0 1 0 1 1 0 1 0 1 0 1 0 1 0 0 0 1 1 1 0 1 0 1 0 0 0 1 0 0 0 0 1 1 1 0 1 1 0 0 1 1 1 1 0 1 1 1 1 1 0 1 1 0 0 0 1 0 0 1 1 1 0 1 0 1 1 1 0 1 0 1 1 0 0 0 0 1 1 0 0 1 0 1 0 1 1 1 1 1 1 1 0 1 0 1 1 1 0 1 0 0 0 0 1 1 1 1 0 1 0 1 0 0 1 1 1 0 1 1 1 0 1 0 0 0 1 0 1 1 0 0 0 0 1 0 1 1 0 1 1 0 1 0 0 1 0 1 1 1 1 0 1 1 1 1 0 1 0 1 0 1 1 0 0 1 0 0 0 1 1 1 1 1 0 1 1 0 0 1 1 1 1 0 1 1 0 1 1 1 0 0 1 0 0 0 0 0 1 1 1 1 1 0 0 0 1 0 1 1 0 1 1 1 0 0 0 0 1 1 0 0 0 1 1 0 1 1 1 0 0 1 0 1 1 0 1 0 0 0 1 1 1 1 0 1 0 0 1 1 1 1 0 1 1 1 1 1 1 0 1 0 1 1 0 1 0 1 0 0 0 1 0 0 0 0 0 0 1 1 0 0 1 1 1 0 1 1 1 1 0 0 1 0 0 1 0 0 0 1 0 1 0 0 1 0 0 1 1 1 1 1 1 1 0 0 1 0 1 1 0 0 0 0 0 0 1 1 1 1 1 0 1 0 0 0 1 1 0 0 1 1 1 1 0 0 1 0 0 1 1 0 0 0 1 1 0 1 1 0 1 0 1 0 1 1 0 1 1 1 1 0 0 1 0 0 0 0 1 0 1 1 1 1 1 0 1 0 0 1 1 1 0 0 1 0 1 0 1 0 0 1 1 1 1 0 1 0 1 0 1 0 1 0 0 1 1 1 1 1 0 0 0 0 1 0 0 1 0 0 1 1 1 1 1 1 1 1 1 1 0 1 0 0 1 1 0 0 1 1 1 0 0 1 0 0 0 1 0 1 0 1 0 0 1 1 0 0 0 1 0 1 0 1 0 1 0 1 1 1 0 0 0 0 0 0 1 0 1 1 1 0 0 1 0 1 1 1 1 1 0 1 0 1 1 1 0 1 0 0 0 1 1 0 0 0 0 0 0 1 1 0 0 1 0 1 1 1 1 0 1 1 1 0 1 0 0 0 0 1 1 1 0 1 0 0 0 1 0 1 1 0 0 1 1 1 0 1 1 0 0 1 0 1 0 0 0 1 0 1 1 0 1 1 1 1 1 1 0 0 0 0 0 0 0 1 1 1 1 0 1 0 1 1 0 0 0 0 1 1 0 1 0 1 0 1 0 0 0 1 0 1 1 1 1 1 1 1 0 1 1 1 1 0 0 1 0 0 1 1 0 0 0 0 0 1 1 1 1 0 1 1 0 1 1 1 0 1 0 0 0 0 1 0 0 0 0 1 0 1 1 0 0 1 0 1 0 1 1 1 0 0 0 0 1 0 0 1 1 0 1 1 1 1 0 1 0 1 0 0 1 0 1 0 0 0 1 1 1 1 0 1 0 1 0 0 1 0 1 1 1 0 1 1 1 1 1 0 0 0 0 1 1 1 1 0 1 1 0 0 0 1 0 0 1 0 0 0 1 1 1 1 0 1 1 1 1 1 1 0 1 1 1 1 1 0 1 1 0 1 0 0 0 0 0 1 0 0 0 0 0 0 0 0 0 1 1 1 0 0 1 1 0 1 0 0 0 0 0 1 1 0 0 1 1 0 0 1 1 0 1 0 1 1 0 1 1 0 0 0 1 1 0 0 1 0 1 1 1 0 0 0 0 1 1 1 0 1 1 1 1 0 0 0 1 0 0 1 0 0 0 0 0 1 0 1 0 0 0 0 0 0 1 0 0 1 0 0 0 0 1 1 0 1 0 0 0 1 1 1 0 1 1 0 1 0 1 0 1 1 1 0 1 1 1 1 1 0 1 0 0 0 1 0 0 0 0 1 1 1 0 0 0 1 0 1 0 0 1 1 0 0 0 0 1 1 1 0 1 0 0 0 1 1 1 0 1 1 0 0 0 1 1 0 1 0 1 0 0 1 0 1 1 1 1 0 1 1 0 0 0 1 1 0 0 0 0 1 0 0 0 1 0 1 1 1 0 0 0 1 0 1 1 0 0 0 0 1 1 1 1 0 0 0 1 1 1 0 0 1 1 1 1 1 1 1 1 1 0 1 1 0 1 1 1 1 1 1 0 1 0 1 0 0 0 1 1 0 1 1 0 0 1 1 0 0 1 0 1 1 1 1 0 1 1 1 1 0 0 0 1 1 0 0 1 1 0 0 0 1 1 1 0 1 1 0 0 0 0 0 1 0 0 1 1 1 1 1 1 0 1 0 1 0 0 0 0 1 0 0 0 1 1 1 1 1 0 0 0 1 0 0 0 0 1 1 0 0 0 0 1 1 1 0 1 1 1 1 0 1 1 1 1 0 0 1 0 1 0 0 1 0 0 1 1 0 1 0 1 0 1 1 1 1 0 1 0 1 0 0 1 0 1 0 0 1 0 1 0 0 1 1 1 1 0 1 0 0 0 1 1 0 0 0 1 1 0 1 1 1 0 1 1 0 1 1 1 0 0 1 1 1 1 1 1 0 0 1 0 0 1 0 0 0 1 0 1 1 1 1 1 0 0 0 0 0 1 0 1 0 1 0 0 0 1 1 0 0 1 0 0 0 1 1 0 0 0 0 0 1 1 0 1 0 1 0 0 0 1 1 0 1 0 1 0 0 0 1 1 1 0 1 1 1 0 0 1 0 1 1 0 1 1 0 1 1 1 1 1 0 0 0 0 0 0 1 0 1 0 0 0 1 1 1 0 1 1 1 0 1 1 1 0 0 1 1 1 0 1 0 1 1 1 1 0 1 1 0 0 0 1 1 1 1 1 1 1 0 1 0 0 1 1 0 1 0 1 0 0 1 1 1 1 1 0 0 0 1 1 1 0 1 0 0 0 0 1 1 1 1 0 1 0 0 0 0 0 0 0 0 0 0 1 0 1 0 0 0 0 0 1 0 0 1 1 1 0 1 0 0 0 1 0 1 1 0 0 0 0 0 0 1 0 1 1 0 0 1 1 1 1 0 1 1 1 0 0 1 0 0 1 1 0 1 1 0 0 0 1 1 1 0 1 1 1 1 1 1 1 1 0 1 1 1 0 0 1 0 0 0 0 0 1 0 1 0 1 0 1 0 1 0 0 1 0 1 0 1 0 0 1 0 1 0 0 0 1 1 1 1 1 1 0 1 0 1 1 1 0 1 1 1 0 0 1 1 0 0 1 1 1 0 0 0 1 0 1 1 0 1 0 0 0 1 1 0 0 1 0 0 1 0 0 0 0 0 0 0 1 0 1 1 1 0 1 0 0 0 0 0 0 1 1 1 0 0 1 1 0 0 0 1 0 0 0 0 1 0 1 1 0 1 0 1 0 1 1 1 0 1 0 1 1 1 1 0 0 1 0 1 0 0 1 0 1 0 1 1 0 0 1 0 1 1 1 1 1 0 1 0 1 0 1 1 1 0 0 <text:soft-page-break/>0 0 1 0 0 1 1 1 1 1 0 1 1 0 1 1 1 1 0 0 0 1 0 1 1 1 0 1 0 0 0 1 0 1 1 1 1 0 0 0 0 0 0 1 0 1 0 0 0 1 0 1 0 1 1 0 1 0 1 0 0 0 0 0 0 0 1 1 1 1 0 0 0 0 1 0 1 0 0 0 1 1 0 0 0 1 1 0 1 1 0 0 0 0 1 0 1 0 1 0 1 0 1 1 0 0 1 1 1 0 1 1 1 1 1 1 0 0 0 0 1 0 1 1 0 0 0 0 0 0 0 1 0 0 0 0 1 1 0 0 1 1 0 1 0 0 0 1 0 1 0 1 0 0 1 0 0 0 0 1 1 1 1 0 1 0 1 1 0 0 1 0 0 1 1 1 0 1 1 1 0 1 0 1 1 1 0 1 0 1 0 1 1 0 1 0 0 1 0 0 1 1 1 1 0 0 0 1 0 0 1 0 1 1 1 1 0 0 0 0 1 0 0 1 1 0 0 0 1 1 1 0 1 0 0 0 1 1 1 0 1 0 1 0 1 0 1 0 1 1 0 1 0 1 0 0 0 0 0 0 0 0 0 0 1 1 1 0 0 0 1 1 1 0 0 0 0 1 1 0 0 0 1 0 1 0 0 0 1 1 0 0 1 0 0 0 0 1 1 0 0 0 1 0 0 1 1 1 0 0 1 0 0 1 0 1 0 1 0 1 1 1 0 0 0 0 1 0 1 0 0 1 0 1 0 0 1 0 1 0 0 1 1 0 0 0 0 0 1 1 1 0 1 0 1 1 0 0 0 1 1 0 0 1 1 1 0 1 0 0 1 1 1 1 0 0 1 0 1 1 1 0 0 1 0 0 0 0 0 1 1 0 1 1 1 1 1 1 0 0 0 1 0 1 0 1 0 1 1 1 0 0 1 1 0 1 0 1 0 0 1 0 1 1 1 0 1 1 0 0 0 0 1 1 1 0 1 1 1 0 0 0 1 0 0 1 1 1 0 0 0 0 1 1 0 1 1 1 1 1 1 0 0 0 0 0 1 1 0 1 0 0 1 0 0 1 0 0 1 1 0 0 0 1 0 1 0 0 1 1 0 0 1 0 0 1 1 1 1 0 0 0 0 0 0 1 0 0 1 0 0 0 0 0 0 0 1 0 0 0 1 1 1 0 1 0 0 1 0 1 0 0 0 0 1 0 1 1 0 1 1 1 1 0 0 1 0 0 0 0 1 0 0 1 1 1 0 0 0 1 1 1 1 0 0 1 0 0 0 1 1 0 0 1 0 1 0 1 0 1 0 1 1 1 1 0 0 0 0 0 0 0 1 0 0 0 0 1 0 0 0 0 1 0 0 0 1 1 0 0 0 0 1 0 1 0 0 0 1 1 1 1 1 1 1 0 0 0 1 0 1 1 1 1 0 1 0 1 1 1 0 1 0 0 0 0 1 1 1 1 1 0 1 0 1 1 0 0 1 1 1 0 0 0 0 0 0 0 1 1 1 0 0 1 1 0 0 1 0 1 1 0 1 0 0 0 1 1 0 0 1 0 0 1 0 1 1 1 1 0 1 0 1 1 0 1 1 1 0 0 0 1 1 0 1 1 1 0 0 1 0 0 0 1 0 0 1 0 1 0 0 1 0 1 0 0 1 0 1 1 0 0 0 0 1 1 1 1 0 1 0 1 0 1 0 1 1 1 0 0 1 0 1 0 0 0 1 1 0 0 0 1 1 1 1 1 0 0 0 1 1 1 0 1 0 0 0 1 1 0 1 1 1 1 1 0 1 1 0 0 0 1 1 1 1 1 0 1 0 0 0 1 0 0 1 1 0 0 1 1 0 1 1 1 0 0 1 0 0 0 0 0 0 0 1 1 1 1 0 1 0 1 0 0 1 0 0 0 1 0 0 0 1 0 1 0 1 1 0 0 1 0 0 0 0 0 0 0 1 1 0 0 1 1 1 0 0 0 0 1 0 0 0 1 0 0 1 0 1 1 0 0 1 1 1 0 0 0 1 0 0 0 0 1 1 0 0 0 1 1 1 1 0 0 0 1 0 0 1 0 1 0 1 0 0 0 0 0 1 0 1 1 1 0 0 1 0 0 0 0 0 1 1 0 0 0 1 1 0 1 0 0 1 0 0 1 0 1 0 1 1 0 0 1 0 1 0 1 1 1 0 0 0 0 1 1 1 1 0 1 1 0 1 1 1 0 1 1 1 1 0 1 1 0 0 0 0 0 0 1 1 1 1 1 1 0 0 0 0 1 1 1 0 1 1 0 1 0 0 0 0 0 1 1 1 1 1 1 1 1 1 1 1 1 0 0 1 1 1 0 1 1 1 0 1 0 1 0 1 1 1 1 0 0 1 1 0 1 1 0 1 1 0 0 1 0 1 1 1 0 0 1 1 0 0 1 1 0 0 0 1 0 0 0 0 1 1 0 1 1 1 1 0 0 0 0 1 0 1 0 1 1 0 1 1 1 0 0 0 0 1 1 0 1 0 0 1 1 0 1 1 0 0 1 0 0 0 0 0 1 0 1 1 0 0 0 1 1 0 1 1 1 0 1 0 0 1 0 1 1 0 1 0 1 0 1 1 1 1 0 1 1 1 1 0 0 1 0 1 0 0 0 0 1 1 0 0 1 1 0 0 0 0 0 0 0 1 0 1 0 0 0 1 1 1 1 0 0 1 0 1 0 0 1 0 1 0 1 0 0 1 0 1 1 0 1 1 0 1 1 0 0 0 0 0 1 0 0 1 1 0 0 0 1 1 1 1 0 0 1 0 1 1 0 1 1 1 0 1 0 0 1 1 1 1 1 0 1 0 1 1 1 1 1 0 1 1 1 0 0 0 1 1 1 0 0 1 0 1 0 1 0 1 1 1 0 0 1 0 1 0 0 1 0 0 0 0 1 1 1 0 0 1 1 0 0 1 0 1 1 1 1 0 1 1 1 1 0 1 0 0 0 0 0 0 1 1 0 0 1 0 1 1 1 0 1 0 1 0 1 1 0 0 1 0 0 1 1 1 1 0 1 1 0 0 1 1 0 0 0 1 0 0 0 1 0 1 1 1 0 0 0 0 1 0 1 0 0 0 0 0 1 1 0 0 0 0 0 1 1 0 0 1 0 0 1 1 0 1 1 1 1 1 0 1 1 1 0 1 1 0 1 1 0 0 1 1 0 0 1 0 1 0 0 1 1 0 1 1 1 0 0 0 1 1 0 0 1 0 1 0 1 1 0 1 0 1 1 1 0 0 1 1 0 1 0 0 1 1 1 1 1 1 0 1 0 0 1 1 1 0 1 1 1 1 1 1 0 1 0 1 0 0 0 0 1 1 1 0 0 0 1 0 1 0 0 1 1 1 1 0 1 0 0 1 1 0 0 0 1 0 0 1 1 1 0 0 1 1 1 0 1 1 0 0 1 1 1 0 1 0 0 1 0 1 1 1 1 0 0 0 1 1 1 1 0 1 0 1 0 0 0 1 0 1 0 1 1 1 1 1 1 0 1 1 1 1 1 1 1 1 1 0 1 0 0 0 0 1 1 1 0 1 0 0 0 1 0 1 1 1 0 1 0 0 1 1 0 0 0 1 0 1 1 1 1 1 0 1 0 0 0 0 1 1 1 0 0 1 1 0 1 0 1 0 0 1 0 1 0 1 1 0 0 0 1 0 1 0 1 0 0 0 0 1 1 0 0 0 0 1 0 1 0 0 0 0 0 0 1 0 1 1 0 0 1 1 1 1 1 1 1 0 1 1 0 0 1 0 1 0 0 1 1 1 0 1 1 1 1 1 1 0 1 0 1 0 1 1 0 0 0 1 1 0 0 0 1 1 0 0 0 0 1 0 0 1 0 0 1 0 0 1 0 1 1 0 0 0 1 1 0 1 0 1 0 1 0 1 0 0 1 0 1 0 0 0 1 0 0 0 0 0 1 1 1 0 0 0 0 0 0 0 0 1 0 0 0 1 1 1 0 0 1 0 0 1 1 0 0 1 1 0 0 0 0 0 1 0 0 0 1 0 1 1 0 1 1 1 1 1 0 0 0 0 1 0 0 1 1 0 0 0 0 0 1 1 0 0 0 0 0 0 0 1 0 0 0 0 1 1 1 0 1 0 1 0 1 0 1 1 0 0 0 0 1 1 0 0 1 0 1 1 1 0 1 1 0 1 1 1 0 1 0 0 0 0 1 0 0 1 0 0 0 0 1 1 0 0 1 0 1 1 1 0 0 0 0 0 1 0 0 0 0 0 0 0 1 0 1 1 1 1 0 0 0 0 0 0 1 0 0 0 0 0 0 1 0 1 0 0 0 0 0 0 1 0 1 1 1 1 0 0 0 1 0 1 0 0 1 1 1 0 1 0 1 0 0 1 1 1 1 0 1 0 1 1 0 0 0 0 1 1 1 0 0 0 1 1 1 1 0 0 0 1 0 0 0 0 1 1 0 0 1 1 0 1 0 1 1 1 1 1 0 0 0 1 0 1 1 0 1 1 0 1 0 0 0 0 0 1 1 1 0 1 1 1 0 1 1 0 0 1 0 0 1 0 0 1 0 1 1 1 1 0 0 1 0 1 1 0 0 0 1 0 0 0 1 1 1 0 0 1 1 0 1 1 0 1 1 0 1 1 1 0 0 1 1 1 1 1 0 1 1 0 0 0 1 1 0 1 1 0 1 1 0 0 0 0 1 1 1 0 1 0 0 1 0 0 1 0 1 0 1 1 0 1 0 0 0 0 0 0 0 1 0 0 0 1 1 0 0 0 0 1 1 1 0 0 0 0 0 1 1 1 0 1 1 0 0 0 0 1 1 1 1 1 0 0 0 1 0 1 0 0 0 1 1 0 1 1 1 1 1 0 1 0 0 1 0 1 0 1 0 0 1 0 1 1 1 0 0 0 0 0 1 1 1 1 0 1 0 1 1 0 0 0 1 0 0 0 0 1 0 1 0 1 1 1 0 0 1 1 1 0 0 1 1 0 0 1 0 0 1 1 1 0 1 1 0 1 1 0 0 0 1 1 1 1 1 1 0 0 0 1 0 0 1 1 1 1 0 1 1 1 1 1 1 1 1 0 0 1 1 0 1 1 1 1 1 0 0 1 0 1 0 1 1 1 0 0 1 1 1 0 1 0 0 0 0 0 0 0 1 0 0 1 1 0 0 0 0 1 0 0 1 0 1 1 1 1 1 1 0 1 1 1 0 0 1 0 1 0 0 1 0 0 1 0 0 0 1 0 1 0 0 0 1 1 1 1 1 0 1 0 0 0 1 1 0 0 0 1 0 0 0 0 1 1 0 0 0 1 0 1 0 1 1 1 1 1 0 1 1 1 1 1 0 1 0 0 0 1 0 0 0 0 0 1 1 1 1 0 0 0 1 1 0 0 1 1 1 0 1 1 1 0 0 0 1 0 1 0 0 1 0 1 0 1 1 1 0 1 1 0 0 0 0 0 1 0 0 0 0 1 1 0 0 0 1 1 1 1 0 1 1 0 0 1 1 0 1 0 0 1 0 0 1 0 0 0 0 0 0 0 1 1 1 0 0 0 1 0 1 1 0 1 0 0 1 0 0 0 1 1 0 0 0 0 1 0 1 0 1 0 1 0 1 1 1 1 0 0 1 0 1 1 1 1 0 1 1 1</text:p>
      <text:p text:style-name="Standard"><text:s/>0 1 0 1 1 0 0 1 0 1 0 1 1 1 0 1 1 1 1 0 0 0 1 1 0 0 1 1 1 0 0 1 0 0 1 1 0 1 1 1 1 1 1 1 1 1 0 0 1 1 0 1 0 1 1 1 0 0 0 1 1 1 0 0 1 1 1 1 1 1 1 0 0 0 1 1 1 0 0 1 0 0 1 0 1 0 0 1 1 1 0 0 1 0 1 1 1 1 1 0 1 0 1 1 0 1 1 1 1 1 0 0 0 0 1 0 1 0 0 1 1 0 0 1 0 1 0 1 1 0 1 1 0 1 1 1 0 1 0 1 1 0 0 1 1 1 0 0 0 0 1 1 1 1 0 1 0 0 0 1 0 0 1 1 1 0 1 1 0 1 0 0 1 1 0 1 0 1 0 1 1 0 0 0 0 1 1 0 1 1 0 0 0 0 0 0 0 1 1 0 0 0 1 1 1 0 0 0 0 1 0 0 <text:soft-page-break/>0 0 1 1 1 1 1 0 0 1 1 0 1 0 0 1 0 0 1 0 0 0 0 0 1 0 1 1 0 1 1 1 0 1 0 1 1 0 1 1 1 0 1 0 0 0 1 1 1 0 0 0 1 0 1 0 0 0 1 1 1 0 1 1 1 0 0 1 1 0 0 0 0 0 0 1 0 1 0 1 0 0 1 1 0 1 0 0 0 0 0 0 0 0 0 0 0 0 1 1 0 0 1 1 1 1 1 1 1 0 1 0 0 0 0 0 0 0 1 0 0 0 1 1 1 0 0 0 0 1 1 0 1 0 1 1 0 1 1 1 0 1 0 1 0 0 1 0 1 0 0 1 0 0 0 0 0 1 1 0 0 1 1 0 0 0 0 0 0 1 1 0 0 1 1 0 0 1 1 1 1 1 0 0 1 1 0 0 1 0 1 0 1 1 0 1 0 0 0 1 0 1 1 1 0 0 1 0 1 0 1 0 1 1 0 1 1 1 1 1 1 0 0 1 0 0 0 0 0 1 1 0 0 1 0 0 1 1 1 1 1 0 0 1 1 1 0 0 1 1 1 1 0 0 0 1 0 1 1 0 0 1 0 1 0 1 1 0 0 1 1 1 1 1 1 0 1 0 0 0 0 0 1 1 0 1 1 0 0 0 0 0 1 0 1 0 1 0 1 0 1 1 1 0 0 0 0 0 1 1 1 1 1 0 1 1 1 1 1 0 0 0 0 1 1 0 1 0 1 1 1 1 0 0 0 0 0 0 0 0 0 0 0 1 1 0 0 0 1 1 0 1 0 0 1 1 1 0 1 1 1 1 1 0 0 0 1 1 0 0 1 1 1 1 0 0 0 0 1 0 0 1 0 1 0 0 0 1 0 1 1 1 1 1 0 1 0 1 0 0 0 0 1 0 1 0 1 1 1 1 0 1 1 0 1 0 1 0 0 0 0 1 0 1 0 0 1 1 1 0 1 0 0 0 0 1 1 1 0 0 1 0 0 0 1 0 1 0 0 1 1 0 1 0 1 0 1 0 1 1 1 1 1 1 0 0 0 1 1 0 1 1 0 0 0 0 1 0 1 0 0 1 1 1 1 0 0 0 0 0 0 0 1 0 0 0 0 0 0 0 0 1 1 1 0 1 1 0 0 0 1 1 0 0 1 1 1 0 1 1 1 1 0 0 0 1 0 1 0 1 1 0 1 1 1 1 1 0 0 1 0 0 1 0 1 0 0 1 1 1 1 1 1 1 0 1 1 0 1 1 1 0 0 1 1 0 0 0 0 0 0 1 0 0 0 0 1 1 0 1 1 0 1 0 0 1 0 1 1 0 0 1 0 0 1 0 0 1 0 0 0 1 0 0 0 1 0 1 0 0 0 0 0 1 1 1 0 0 0 1 0 1 0 0 1 0 0 0 1 1 1 0 0 1 1 1 0 1 0 1 1 1 0 1 1 0 0 1 0 0 1 1 0 1 1 0 1 1 0 0 1 0 1 1 1 1 0 1 0 0 0 0 1 0 1 0 0 0 1 1 0 0 1 1 1 0 0 1 0 0 0 0 1 1 1 0 1 0 1 0 0 0 0 0 0 1 0 0 1 0 1 1 0 0 1 1 0 0 0 1 0 1 0 0 1 1 1 1 1 0 0 1 0 1 0 0 1 0 1 1 1 0 0 0 0 0 1 1 1 0 0 1 1 0 1 1 1 1 1 1 0 0 0 0 1 1 0 0 1 0 0 0 0 0 1 0 1 1 0 0 1 0 1 1 0 0 0 0 0 1 0 0 0 0 1 0 0 0 0 0 1 0 0 1 0 1 0 0 1 1 0 0 1 0 1 1 1 0 0 0 1 1 0 0 1 1 1 1 1 0 1 1 1 1 0 1 1 0 0 0 1 1 1 1 0 0 0 1 0 0 0 1 1 1 1 1 0 1 0 0 0 1 0 1 1 0 0 0 0 0 0 1 0 0 1 0 1 1 1 1 1 0 1 0 0 1 0 0 0 1 1 1 0 1 0 0 1 0 0 1 0 0 1 1 0 1 0 0 1 0 0 1 1 1 1 1 0 1 1 1 0 0 1 1 0 1 0 1 0 0 1 1 1 0 1 1 1 1 0 0 1 1 1 0 1 1 0 0 0 0 1 1 1 0 1 1 1 1 0 0 1 1 1 0 1 1 0 1 1 1 0 0 1 0 1 1 0 1 1 0 0 1 1 1 1 1 0 1 0 0 1 0 1 0 0 0 1 1 1 0 1 1 0 0 0 1 0 1 0 0 0 0 0 1 0 0 1 0 1 0 0 1 0 0 0 0 0 1 0 1 0 0 1 1 1 1 0 0 0 1 0 0 1 0 0 1 0 0 0 0 1 0 1 1 0 0 0 1 0 0 0 0 1 1 1 1 1 0 0 1 1 0 0 0 0 1 0 0 1 1 0 0 1 1 1 0 0 1 0 0 0 1 1 1 1 0 0 0 0 0 1 0 0 0 0 0 0 1 0 1 1 1 0 1 0 0 1 0 0 1 0 1 0 0 1 0 1 0 0 0 1 1 0 1 1 1 0 1 1 0 1 0 1 0 0 0 0 0 0 1 0 0 1 0 0 1 1 1 1 1 1 0 0 1 1 1 1 0 0 1 0 1 0 1 0 0 0 1 1 1 0 0 0 0 1 1 1 1 1 0 0 1 1 0 0 1 1 1 1 0 0 0 1 0 1 1 0 1 1 1 0 0 1 1 0 0 1 1 1 0 0 1 1 1 0 0 0 0 1 1 0 0 0 0 1 1 1 0 0 0 1 0 1 0 0 1 0 0 0 0 1 0 0 0 0 1 1 0 0 0 1 0 1 0 0 1 1 1 1 0 1 1 1 0 0 0 0 1 1 0 0 0 0 1 0 1 1 1 1 1 0 0 0 0 1 0 0 1 0 0 0 0 0 0 1 1 1 0 0 0 1 0 0 1 0 1 1 1 1 0 0 0 0 1 1 1 1 0 0 0 1 0 1 0 1 0 0 1 0 0 1 0 1 1 1 1 0 0 0 1 1 0 0 1 0 0 0 1 1 0 0 1 0 1 1 0 1 0 0 0 1 0 1 0 0 1 1 1 0 1 0 1 0 0 1 1 1 1 0 1 0 1 0 0 0 1 1 0 1 0 1 1 1 1 0 0 0 0 0 1 0 0 1 1 1 1 1 1 0 1 0 0 1 1 0 0 0 1 0 0 0 0 0 1 1 1 1 1 0 0 0 1 0 0 1 0 0 0 0 0 1 0 1 0 0 0 1 1 1 0 0 1 0 1 0 0 1 0 1 1 1 1 0 0 0 1 0 0 1 1 0 1 0 1 1 1 0 1 0 0 1 0 0 1 0 1 0 1 1 0 1 1 0 1 0 0 0 0 0 0 1 0 0 1 0 1 1 0 0 1 1 0 1 0 0 0 1 0 1 0 1 1 0 1 1 1 1 1 0 1 1 1 0 1 0 0 0 1 1 0 1 0 1 1 1 1 0 1 1 1 1 0 1 0 1 1 1 0 0 1 0 0 0 0 0 1 1 0 0 1 0 1 1 0 1 0 0 1 0 1 1 0 0 0 0 1 0 0 1 1 1 0 0 1 0 1 1 0 1 1 0 0 1 1 0 0 0 1 1 0 0 0 1 1 0 0 0 0 1 1 0 0 1 1 0 0 0 1 1 0 1 0 1 0 1 1 0 1 1 0 0 0 0 0 1 1 0 0 0 0 0 1 1 0 1 0 1 1 0 1 1 1 0 0 0 0 0 1 0 0 1 1 1 1 1 0 0 1 0 0 1 0 0 0 1 0 0 1 1 1 0 0 0 1 0 0 0 1 0 1 0 0 0 1 0 0 1 1 0 1 1 0 0 1 1 1 1 1 0 0 0 1 1 1 1 1 0 0 1 1 0 0 1 1 0 0 0 1 1 1 1 0 1 1 1 0 1 1 0 0 0 0 0 0 0 0 1 1 1 0 0 1 1 0 1 1 0 0 1 1 1 0 0 0 1 1 1 1 0 0 1 0 0 0 0 0 0 0 1 0 1 0 0 0 0 1 1 0 0 1 1 0 0 1 1 1 0 1 0 0 1 0 1 0 1 0 0 0 0 1 0 1 0 1 0 0 0 1 1 0 1 0 1 1 1 0 1 1 1 0 0 0 0 1 0 1 0 1 1 0 1 1 0 1 1 0 1 0 1 1 1 0 1 1 0 1 1 1 0 0 1 0 0 0 1 1 1 0 0 0 0 0 0 1 0 0 1 1 0 0 0 0 0 1 1 0 1 1 1 0 1 0 1 0 1 0 0 0 0 0 0 0 1 0 0 1 1 0 0 0 1 0 1 1 1 0 1 0 0 0 1 0 1 1 1 0 1 0 1 1 1 0 0 1 0 0 0 0 0 1 1 1 0 1 0 1 1 1 1 0 1 1 1 1 1 0 0 1 1 1 0 1 0 0 0 1 1 1 0 0 0 0 1 0 1 0 1 0 0 1 0 1 0 1 0 0 0 1 1 0 1 0 1 1 0 0 0 0 0 1 1 0 1 0 1 1 1 1 1 0 0 1 1 1 1 1 0 1 0 1 1 0 1 1 0 0 0 1 0 0 1 0 0 1 1 0 1 1 1 1 1 1 1 1 1 0 1 1 1 0 1 1 0 1 0 0 1 1 0 1 1 0 0 0 0 1 0 0 1 1 0 0 0 1 1 0 0 0 0 1 0 0 1 0 1 1 1 1 1 0 0 1 1 1 0 0 1 0 0 1 0 1 0 1 1 0 0 0 0 1 1 0 0 1 1 1 1 0 0 0 1 1 0 0 1 0 0 0 0 0 1 0 0 1 1 1 0 1 0 0 0 1 1 0 1 0 1 0 1 0 1 1 1 1 0 0 0 1 0 0 0 0 1 0 0 0 0 1 1 0 1 1 1 0 0 0 1 1 0 0 0 1 1 0 1 1 1 0 1 1 1 1 0 1 1 0 1 1 0 0 0 0 1 1 0 1 0 0 1 0 1 1 0 1 1 0 1 0 0 0 1 1 0 0 0 1 0 0 1 0 1 1 0 1 0 0 1 0 1 0 0 0 0 0 1 1 1 1 0 1 1 0 0 0 1 0 0 1 0 0 0 1 1 0 1 0 0 0 0 1 0 0 0 0 1 0 1 0 0 1 0 1 1 1 0 0 0 0 1 1 0 1 0 0 0 0 0 1 1 0 0 0 1 0 0 1 0 1 0 1 0 1 0 0 0 0 1 1 1 0 1 1 1 0 0 0 1 1 1 1 0 1 1 1 1 1 0 0 0 1 0 0 0 1 1 0 0 0 1 0 0 0 0 0 0 1 1 1 1 0 1 1 0 1 0 0 0 0 1 0 1 0 1 1 0 0 1 1 1 0 1 0 0 0 1 1 1 0 0 1 1 0 1 1 1 0 1 1 1 1 0 0 1 0 1 0 0 0 0 0 0 1 0 0 1 1 1 1 0 0 0 0 0 0 1 1 0 1 1 0 0 1 0 1 0 1 1 1 0 0 0 0 0 1 0 1 1 1 1 1 1 0 0 1 0 0 1 1 1 0 1 1 1 0 1 1 1 0 1 1 1 1 1 1 0 1 1 1 0 1 0 0 1 1 1 1 1 1 0 1 0 1 0 0 1 1 1 0 0 0 1 0 0 1 1 1 1 0 1 1 0 0 0 1 0 1 1 1 1 1 1 1 0 1 0 0 1 1 1 0 0 1 0 0 0 0 0 1 1 1 0 0 1 0 0 1 0 1 1 1 0 1 1 0 0 1 0 1 1 1 0 1 0 1 0 1 0 1 0 0 1 0 1 0 1 0 0 0 1 0 1 0 0 0 1 0 1 1 0 0 0 0 0 1 1 0 1 1 1 1 0 1 1 0 0 0 1 1 1 0 0 1 1 1 0 1 1 1 1 1 1 0 1 0 1 0 0 1 1 1 0 0 0 1 1 1 1 1 1 1 0 0 1 1 0 0 0 0 0 0 1 1 1 0 0 1 1 0 1 0 1 0 0 0 0 0 0 1 1 0 1 0 0 1 1 1 1 1 1 1 1 1 0 0 1 0 0 1 1 1 1 0 1 0 1 0 0 0 1 0 1 0 0 0 0 1 1 0 1 0 0 0 1 1 0 0 1 1 1 1 1 0 0 0 1 0 0 1 0 0 1 0 0 0 0 0 <text:soft-page-break/>1 1 0 0 0 1 1 1 1 1 0 1 0 0 0 1 1 0 0 0 0 0 0 0 1 0 1 0 0 1 1 1 1 1 0 1 0 0 1 1 1 1 0 1 1 1 1 1 0 0 0 0 0 0 0 0 1 0 1 1 1 1 0 1 0 1 0 0 0 0 0 0 0 1 1 1 0 1 1 0 1 1 0 1 0 1 1 1 0 0 0 0 1 1 0 1 0 0 1 0 1 0 0 1 0 1 0 1 1 0 0 1 0 0 1 0 0 1 0 0 0 0 1 0 0 1 1 0 1 0 1 1 1 0 1 0 1 0 1 0 0 1 0 0 0 1 1 0 1 1 0 1 1 1 0 1 0 1 1 1 1 1 1 0 0 1 1 0 0 1 1 1 0 0 1 0 0 0 0 1 0 1 1 0 0 1 1 0 1 1 0 1 0 1 1 0 0 0 0 0 1 1 1 0 1 1 0 0 1 0 1 0 0 1 1 1 1 0 1 0 1 1 0 0 1 0 0 1 1 1 1 0 0 0 1 1 0 1 1 0 1 1 1 0 1 1 1 1 0 1 0 1 0 1 1 0 1 0 1 0 0 0 1 0 1 0 1 0 1 1 0 0 1 0 0 0 1 1 1 1 0 0 0 0 0 1 1 0 0 1 0 1 0 1 0 1 1 1 1 1 0 1 1 1 0 1 0 1 1 1 1 0 1 1 1 1 0 1 0 1 0 0 0 1 1 1 0 0 1 0 0 1 0 0 1 0 0 1 1 1 1 1 0 0 1 1 0 1 1 0 0 0 0 1 0 0 0 0 0 0 1 1 1 0 1 1 1 0 0 1 0 0 0 1 0 0 0 1 0 1 1 0 1 1 1 0 1 0 0 1 0 0 1 1 1 0 1 0 1 1 0 1 1 0 1 0 0 1 1 1 1 0 0 1 0 0 0 0 0 1 1 1 0 0 0 0 1 0 1 1 1 0 1 1 1 1 1 1 1 0 0 0 1 0 0 1 1 0 1 1 0 0 1 1 1 1 1 0 0 0 1 0 1 1 0 0 0 1 0 0 0 0 0 1 0 0 1 0 0 1 0 0 1 0 0 0 1 1 0 1 1 0 1 0 0 1 1 0 0 1 0 1 0 0 1 0 1 1 0 1 1 1 1 0 0 0 0 0 0 0 0 1 1 1 0 0 1 1 0 1 0 0 1 1 1 1 0 1 1 0 0 1 1 1 1 0 1 0 0 1 0 1 0 0 0 1 1 1 1 1 0 0 1 1 1 0 1 1 0 0 0 1 1 0 0 1 1 1 1 0 1 1 1 1 1 1 0 1 1 1 0 1 1 0 0 0 1 0 0 1 1 1 1 0 1 1 1 1 1 1 1 1 1 0 1 1 1 0 0 0 0 1 0 0 1 0 1 1 1 1 1 0 1 0 0 1 0 1 0 1 1 1 0 0 1 0 1 0 0 1 0 1 1 0 1 0 1 0 0 1 1 0 1 1 0 0 1 1 1 1 1 0 0 1 0 1 0 1 1 0 0 0 0 0 1 1 0 0 0 0 1 0 1 0 0 0 1 1 1 1 0 0 1 1 1 1 0 1 0 1 1 1 0 0 1 1 0 1 1 0 1 0 0 0 1 1 0 0 0 1 0 1 0 1 1 1 1 1 1 0 0 1 0 0 1 1 0 0 1 0 1 1 1 0 0 0 1 1 1 0 0 1 0 0 0 1 0 1 0 1 0 0 0 0 1 1 0 0 0 1 1 1 0 1 1 0 1 1 0 1 0 0 0 1 0 0 1 1 1 0 0 1 1 1 0 0 0 1 1 1 1 1 1 0 1 1 0 0 1 0 1 0 1 0 1 0 0 1 0 0 1 1 0 0 1 1 1 0 0 1 0 1 1 1 0 1 1 0 1 0 1 1 0 0 1 1 1 0 1 0 1 1 0 1 0 0 0 0 0 0 0 1 1 0 0 1 1 1 0 1 0 1 1 1 1 0 1 0 0 1 0 1 0 0 0 1 0 0 1 0 0 0 1 1 1 1 0 1 1 1 0 0 1 1 0 0 0 0 1 0 0 0 0 0 0 0 0 0 1 0 1 1 0 1 1 0 0 1 0 0 0 1 0 1 0 1 1 0 1 0 1 1 0 0 1 0 0 0 1 0 0 0 0 0 0 0 1 0 1 1 1 1 0 1 0 0 0 1 0 0 1 1 0 1 0 1 0 1 0 1 0 0 1 1 1 0 0 1 0 1 1 0 0 1 1 1 1 1 0 1 1 0 0 0 1 1 1 1 0 0 1 1 1 1 1 0 1 1 1 0 1 0 1 1 0 0 1 0 0 1 1 0 1 1 0 0 0 0 0 1 0 1 0 1 1 1 1 1 1 0 1 0 0 1 0 0 0 1 0 0 0 1 0 0 1 1 0 1 0 1 1 1 0 1 0 0 0 1 0 1 1 0 0 0 1 0 0 0 1 1 1 0 0 1 0 1 0 1 0 1 1 0 1 0 1 1 0 1 1 1 0 0 1 1 1 0 0 1 0 0 0 1 0 0 1 1 1 0 0 0 0 1 1 0 0 0 1 1 0 1 1 0 0 0 1 1 1 1 0 1 1 1 0 0 0 0 0 0 1 1 1 0 1 1 0 0 0 0 0 1 0 1 0 0 0 1 1 1 1 0 1 0 0 1 0 0 1 0 1 0 0 0 1 1 1 0 1 0 0 1 0 1 0 1 0 0 1 0 1 0 1 1 1 0 1 1 0 1 0 0 1 0 0 0 1 1 0 0 0 1 0 0 0 1 1 0 1 1 1 0 1 0 1 1 1 1 1 0 1 0 1 0 1 0 0 0 1 1 1 0 0 1 1 1 0 1 1 1 0 0 1 1 1 0 1 1 0 0 1 0 1 0 0 1 1 0 1 0 1 0 0 1 0 0 0 0 0 0 1 1 1 0 0 1 1 1 1 0 1 1 0 1 0 1 1 1 1 0 0 1 0 0 0 0 0 1 1 0 1 1 0 0 0 1 1 1 1 1 0 1 1 0 0 0 0 1 0 0 0 1 1 1 1 1 0 0 0 1 0 0 1 1 1 1 0 1 1 1 0 0 1 1 0 0 0 1 0 1 0 1 1 0 0 1 0 1 1 0 0 0 0 0 1 1 1 1 1 0 1 1 0 0 0 1 1 1 0 1 0 0 1 0 0 1 0 0 0 1 0 0 1 1 1 0 0 1 0 0 0 1 1 1 0 1 1 0 0 1 0 0 0 0 0 0 0 0 1 1 0 1 1 1 1 0 0 0 1 1 1 1 0 1 1 1 0 0 0 0 0 0 0 0 1 0 0 1 1 0 1 1 0 1 1 1 1 1 1 0 0 0 1 1 1 0 1 1 1 1 1 1 0 1 0 0 1 0 0 0 1 1 0 1 0 0 0 1 0 0 1 1 0 1 1 0 0 1 0 0 1 0 0 0 1 0 0 1 0 1 0 0 0 0 1 1 1 0 0 1 0 1 0 0 1 1 0 0 1 0 1 0 1 0 1 1 1 0 0 1 0 1 0 0 0 0 0 1 0 0 0 1 1 0 1 0 0 1 1 0 1 1 1 0 0 1 1 0 0 1 1 0 1 0 0 1 1 1 0 0 1 0 0 1 1 1 1 0 0 1 0 1 0 1 0 1 1 0 1 0 0 1 0 0 0 1 0 1 1 0 1 0 0 1 0 1 0 1 0 1 0 0 0 1 1 0 1 1 0 0 0 0 0 0 0 1 0 0 0 1 0 0 1 0 0 1 1 1 1 0 0 0 0 0 0 0 1 0 1 0 1 0 0 1 1 0 1 1 0 0 1 0 1 1 1 0 0 1 0 1 1 1 0 1 0 0 1 1 1 0 1 1 0 1 1 1 0 1 1 1 1 1 1 0 1 1 0 0 0 0 1 1 0 0 0 0 1 0 0 1 0 0 0 1 0 0 0 1 0 1 0 1 0 0 0 1 1 0 1 1 1 1 1 0 0 0 0 0 0 1 0 1 1 1 0 0 0 0 0 0 0 0 1 1 1 0 0 0 0 1 1 0 0 0 1 1 0 0 0 1 1 0 0 1 0 1 1 1 0 1 1 0 1 1 1 1 1 1 0 0 1 1 1 1 1 0 1 0 1 0 0 1 1 0 1 1 0 1 0 0 0 1 0 0 1 1 1 1 1 0 1 0 1 1 0 0 1 0 0 0 0 0 0 1 1 1 1 0 0 0 0 0 1 0 1 0 0 1 0 1 1 1 1 1 1 0 0 0 0 1 1 1 1 0 1 1 1 1 0 0 1 0 1 1 1 0 0 1 0 0 0 0 1 1 0 1 1 1 0 1 0 1 0 0 1 1 1 1 0 0 1 0 0 0 0 1 0 1 0 1 1 0 0 0 0 1 1 0 0 0 1 0 0 0 0 1 0 1 0 0 1 1 1 1</text:p>
      <text:p text:style-name="Standard"><text:s/>1 0 0 0 1 1 1 0 1 1 1 0 0 1 1 0 1 0 0 0 0 0 1 1 1 0 1 0 0 0 0 1 1 1 0 0 1 0 1 0 0 1 0 1 1 1 0 0 0 0 1 1 0 0 1 1 1 0 0 1 1 0 0 1 1 1 1 1 0 1 0 1 0 0 1 1 0 1 0 1 1 1 1 0 0 0 1 0 0 1 1 0 0 0 0 0 0 1 0 [1] + Done <text:s text:c="22"/>"/usr/bin/gdb" --interpreter=mi --tty=${DbgTerm} 0&lt;"/tmp/Microsoft-MIEngine-In-h8k42i0s.go6" 1&gt;"/tmp/Microsoft-MIEngine-Out-w7x2f566.yxt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23:51:21.498671463</meta:creation-date>
    <meta:generator>LibreOffice/6.4.7.2$Linux_X86_64 LibreOffice_project/40$Build-2</meta:generator>
    <dc:date>2021-06-16T23:55:17.738159608</dc:date>
    <meta:editing-duration>PT3M57S</meta:editing-duration>
    <meta:editing-cycles>1</meta:editing-cycles>
    <meta:document-statistic meta:table-count="0" meta:image-count="0" meta:object-count="0" meta:page-count="4" meta:paragraph-count="7" meta:word-count="10040" meta:character-count="20349" meta:non-whitespace-character-count="10293"/>
  </office:meta>
</office:document-meta>
</file>